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5.874cm"/>
        </style:tab-stops>
      </style:paragraph-properties>
    </style:style>
    <style:style style:name="P10" style:family="paragraph" style:parent-style-name="Standard" style:list-style-name="L1">
      <style:paragraph-properties>
        <style:tab-stops>
          <style:tab-stop style:position="0cm"/>
          <style:tab-stop style:position="5.874cm"/>
        </style:tab-stops>
      </style:paragraph-properties>
    </style:style>
    <style:style style:name="T1" style:family="text"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Georgia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800080"/>
    </style:style>
    <style:style style:name="T4" style:family="text">
      <style:text-properties fo:color="#6b0094"/>
    </style:style>
    <style:style style:name="T5" style:family="text">
      <style:text-properties fo:color="#5e11a6"/>
    </style:style>
    <style:style style:name="T6" style:family="text">
      <style:text-properties fo:color="#28009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ily SCRUM - Anteckningslogg</text:p>
      <text:p text:style-name="P3"/>
      <text:p text:style-name="P2"><text:span text:style-name="T6">Måndag<text:tab/><text:tab/>6/1 -13</text:span><text:tab/></text:p>
      <text:p text:style-name="P3"/>
      <text:list xml:id="list42591972" text:style-name="L1">
        <text:list-item>
          <text:p text:style-name="P7">Vad har jag gjort sedan igår?</text:p>
          <text:p text:style-name="P5">xx</text:p>
        </text:list-item>
        <text:list-item>
          <text:p text:style-name="P10"><text:span text:style-name="T2">Vad ska jag åstadkomma tills imorgon?<text:line-break/></text:span><text:span text:style-name="T1">xx</text:span></text:p>
        </text:list-item>
        <text:list-item>
          <text:p text:style-name="P7">Vad hindrar mig?</text:p>
          <text:p text:style-name="P5">xx</text:p>
        </text:list-item>
      </text:list>
      <text:p text:style-name="P3"/>
      <text:p text:style-name="P3"/>
      <text:p text:style-name="P2"><text:span text:style-name="T6">Tisdag<text:tab/><text:tab/>7/1 -13</text:span><text:tab/></text:p>
      <text:p text:style-name="P3"/>
      <text:list xml:id="list42652239" text:continue-numbering="true" text:style-name="L1">
        <text:list-item>
          <text:p text:style-name="P6">Vad har jag gjort sedan igår?</text:p>
          <text:p text:style-name="P4">xx</text:p>
        </text:list-item>
        <text:list-item>
          <text:p text:style-name="P9"><text:span text:style-name="T2">Vad ska jag åstadkomma tills imorgon?<text:line-break/></text:span><text:span text:style-name="T1">xx</text:span></text:p>
        </text:list-item>
        <text:list-item>
          <text:p text:style-name="P6">Vad hindrar mig?</text:p>
          <text:p text:style-name="P4">Xx</text:p>
          <text:p text:style-name="P4"/>
        </text:list-item>
      </text:list>
      <text:p text:style-name="P2"><text:span text:style-name="T6">Onsdag<text:tab/><text:tab/>8/1 -13</text:span><text:tab/></text:p>
      <text:p text:style-name="P3"/>
      <text:list xml:id="list42651990" text:continue-numbering="true" text:style-name="L1">
        <text:list-item>
          <text:p text:style-name="P6">Vad har jag gjort sedan igår?</text:p>
          <text:p text:style-name="P4">xx</text:p>
        </text:list-item>
        <text:list-item>
          <text:p text:style-name="P9"><text:span text:style-name="T2">Vad ska jag åstadkomma tills imorgon?<text:line-break/></text:span><text:span text:style-name="T1">xx</text:span></text:p>
        </text:list-item>
        <text:list-item>
          <text:p text:style-name="P6">Vad hindrar mig?</text:p>
          <text:p text:style-name="P4">xx</text:p>
        </text:list-item>
      </text:list>
      <text:p text:style-name="P3"/>
      <text:p text:style-name="P3"/>
      <text:p text:style-name="P2"><text:span text:style-name="T6">Torsdag<text:tab/><text:tab/>9/1 -13</text:span><text:tab/></text:p>
      <text:p text:style-name="P3"/>
      <text:list xml:id="list42662362" text:continue-numbering="true" text:style-name="L1">
        <text:list-item>
          <text:p text:style-name="P6">Vad har jag gjort sedan igår?</text:p>
          <text:p text:style-name="P4">xx</text:p>
        </text:list-item>
        <text:list-item>
          <text:p text:style-name="P9"><text:span text:style-name="T2">Vad ska jag åstadkomma tills imorgon?<text:line-break/></text:span><text:span text:style-name="T1">xx</text:span></text:p>
        </text:list-item>
        <text:list-item>
          <text:p text:style-name="P6">Vad hindrar mig?</text:p>
          <text:p text:style-name="P4">xx</text:p>
        </text:list-item>
      </text:list>
      <text:p text:style-name="P3"/>
      <text:p text:style-name="P2"><text:span text:style-name="T6">Fredag<text:tab/><text:tab/>9/1 -13</text:span><text:tab/></text:p>
      <text:p text:style-name="P3"/>
      <text:list xml:id="list42650361" text:continue-numbering="true" text:style-name="L1">
        <text:list-item>
          <text:p text:style-name="P6">Vad har jag gjort sedan igår?</text:p>
          <text:p text:style-name="P4">xx</text:p>
        </text:list-item>
        <text:list-item>
          <text:p text:style-name="P9"><text:span text:style-name="T2">Vad ska jag åstadkomma tills imorgon?<text:line-break/></text:span><text:span text:style-name="T1">xx</text:span></text:p>
        </text:list-item>
        <text:list-item>
          <text:p text:style-name="P6">Vad hindrar mig?</text:p>
          <text:p text:style-name="P4">Xx</text:p>
          <text:p text:style-name="P4"/>
        </text:list-item>
      </text:list>
      <text:p text:style-name="P2"><text:soft-page-break/><text:span text:style-name="T6">Lördag<text:tab/><text:tab/>10/1 -13</text:span><text:tab/></text:p>
      <text:p text:style-name="P3"/>
      <text:list xml:id="list42665306" text:continue-numbering="true" text:style-name="L1">
        <text:list-item>
          <text:p text:style-name="P6">Vad har jag gjort sedan igår?</text:p>
          <text:p text:style-name="P4">xx</text:p>
        </text:list-item>
        <text:list-item>
          <text:p text:style-name="P9"><text:span text:style-name="T2">Vad ska jag åstadkomma tills imorgon?<text:line-break/></text:span><text:span text:style-name="T1">xx</text:span></text:p>
        </text:list-item>
        <text:list-item>
          <text:p text:style-name="P6">Vad hindrar mig?</text:p>
          <text:p text:style-name="P4">Xx</text:p>
          <text:p text:style-name="P4"/>
        </text:list-item>
      </text:list>
      <text:p text:style-name="P2"><text:span text:style-name="T6">Söndag<text:tab/><text:tab/>11/1 -13</text:span><text:tab/></text:p>
      <text:p text:style-name="P3"/>
      <text:list xml:id="list42656769" text:continue-numbering="true" text:style-name="L1">
        <text:list-item>
          <text:p text:style-name="P6">Vad har jag gjort sedan igår?</text:p>
          <text:p text:style-name="P4">xx</text:p>
        </text:list-item>
        <text:list-item>
          <text:p text:style-name="P9"><text:span text:style-name="T2">Vad ska jag åstadkomma tills imorgon?<text:line-break/></text:span><text:span text:style-name="T1">xx</text:span></text:p>
        </text:list-item>
        <text:list-item>
          <text:p text:style-name="P6">Vad hindrar mig?</text:p>
          <text:p text:style-name="P4">xx</text:p>
        </text:list-item>
      </text:list>
      <text:p text:style-name="P3"/>
      <text:p text:style-name="P2"><text:span text:style-name="T6">Måndag<text:tab/><text:tab/>12/1 -13</text:span><text:tab/></text:p>
      <text:p text:style-name="P3"/>
      <text:list xml:id="list42637809" text:continue-numbering="true" text:style-name="L1">
        <text:list-item>
          <text:p text:style-name="P6">Vad har jag gjort sedan igår?</text:p>
          <text:p text:style-name="P4">xx</text:p>
        </text:list-item>
        <text:list-item>
          <text:p text:style-name="P9"><text:span text:style-name="T2">Vad ska jag åstadkomma tills imorgon?<text:line-break/></text:span><text:span text:style-name="T1">xx</text:span></text:p>
        </text:list-item>
        <text:list-item>
          <text:p text:style-name="P6">Vad hindrar mig?</text:p>
          <text:p text:style-name="P4">xx</text:p>
        </text:list-item>
      </text:list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Liberation Sans', 'DejaVu Sans', sans-serif"/>
    <style:font-face style:name="Helvetica Neue" svg:font-family="'Helvetica Neue', Arial, sans-serif"/>
    <style:font-face style:name="Lucida Sans Unicode" svg:font-family="'Lucida Sans Unicode', 'Lucida Grande', 'Trebuchet MS', Verdana, sans-serif"/>
    <style:font-face style:name="Mangal1" svg:font-family="Mangal"/>
    <style:font-face style:name="OpenSymbol" svg:font-family="OpenSymbol"/>
    <style:font-face style:name="arial" svg:font-family="arial, sans-serif"/>
    <style:font-face style:name="sans-serif" svg:font-family="sans-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4T22:49:43.19</dc:date>
    <meta:editing-duration>P1DT8H30M31S</meta:editing-duration>
    <meta:editing-cycles>22</meta:editing-cycles>
    <meta:generator>OpenOffice.org/3.3$Win32 OpenOffice.org_project/330m20$Build-9567</meta:generator>
    <meta:document-statistic meta:table-count="0" meta:image-count="0" meta:object-count="0" meta:page-count="2" meta:paragraph-count="49" meta:word-count="212" meta:character-count="913"/>
  </office:meta>
</office:document-meta>
</file>